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20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68816666666667cm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4.55083333333333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3.005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Ingrediente</text:p>
          </table:table-cell>
          <table:table-cell office:value-type="string" table:style-name="ce1">
            <text:p>Modificador</text:p>
          </table:table-cell>
          <table:table-cell office:value-type="string" table:style-name="ce1">
            <text:p>Cantidad</text:p>
          </table:table-cell>
          <table:table-cell office:value-type="string" table:style-name="ce1">
            <text:p>Medida</text:p>
          </table:table-cell>
          <table:table-cell office:value-type="string" table:style-name="ce1">
            <text:p>Medida Exacta (oz)</text:p>
          </table:table-cell>
          <table:table-cell office:value-type="string" table:style-name="ce1">
            <text:p>Opcional</text:p>
          </table:table-cell>
          <table:table-cell office:value-type="string" table:style-name="ce1">
            <text:p>Receta</text:p>
          </table:table-cell>
          <table:table-cell office:value-type="string" table:style-name="ce1">
            <text:p>Categoría</text:p>
          </table:table-cell>
          <table:table-cell office:value-type="string" table:style-name="ce1">
            <text:p>Subcategorí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iente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cito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taz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oja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string" table:style-name="ce1">
            <text:p>cucharadita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mino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régano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chil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chil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rluz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carel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jona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o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office:value-type="string" table:style-name="ce1">
            <text:p>molido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grano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Frío Aliñ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liñad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office:value-type="string" table:style-name="ce1">
            <text:p>chic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nidad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bichue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laba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oja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enj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o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ayo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scado en Adob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Adob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table:style-name="ce1"/>
          <table:table-cell office:value-type="float" office:value="0.75" table:style-name="ce1">
            <text:p>0,75</text:p>
          </table:table-cell>
          <table:table-cell office:value-type="string" table:style-name="ce1">
            <text:p>libra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ient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unidad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lg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cito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office:value-type="string" table:style-name="ce1">
            <text:p>Picad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u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o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mino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régano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cadillo de Pescado con Verdur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cad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o</text:p>
          </table:table-cell>
          <table:table-cell office:value-type="string" table:style-name="ce1">
            <text:p>Grand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office:value-type="string" table:style-name="ce1">
            <text:p>Grand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office:value-type="string" table:style-name="ce1">
            <text:p>Ma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7.5" table:style-name="ce1">
            <text:p>7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office:value-type="string" table:style-name="ce1">
            <text:p>Puerro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string" table:style-name="ce1">
            <text:p>cucharadita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oja</text:p>
          </table:table-cell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lleta</text:p>
          </table:table-cell>
          <table:table-cell office:value-type="string" table:style-name="ce1">
            <text:p>Molida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2.67" table:style-name="ce1">
            <text:p>2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office:value-type="float" office:value="10.5" table:style-name="ce1">
            <text:p>10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u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Catsu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mientos a la marinera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 Puerro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2.67" table:style-name="ce1">
            <text:p>2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el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0.5" table:style-name="ce1">
            <text:p>10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Frita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nahoria</text:p>
          </table:table-cell>
          <table:table-cell office:value-type="string" table:style-name="ce1">
            <text:p>Hervida</text:p>
          </table:table-cell>
          <table:table-cell office:value-type="float" office:value="0.5" table:formula="of:=1/2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bichuela</text:p>
          </table:table-cell>
          <table:table-cell office:value-type="string" table:style-name="ce1">
            <text:p>Hervida</text:p>
          </table:table-cell>
          <table:table-cell office:value-type="float" office:value="0.5" table:formula="of:=1/2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</text:p>
          </table:table-cell>
          <table:table-cell table:style-name="ce1"/>
          <table:table-cell office:value-type="float" office:value="0.5" table:formula="of:=1/2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office:value-type="string" table:style-name="ce1">
            <text:p>Cocinado</text:p>
          </table:table-cell>
          <table:table-cell office:value-type="float" office:value="0.5" table:formula="of:=1/2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office:value-type="float" office:value="2.67" table:style-name="ce1">
            <text:p>2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office:value-type="float" office:value="10.5" table:style-name="ce1">
            <text:p>10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sto Bilbaín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s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arbonato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rtad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gur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office:value-type="string" table:style-name="ce1">
            <text:p>Hervi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Dur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Vita Nuov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zza de Pescado y Huev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Pizz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</text:p>
          </table:table-cell>
          <table:table-cell office:value-type="string" table:style-name="ce1">
            <text:p>Gr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itr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office:value-type="string" table:style-name="ce1">
            <text:p>Ma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</text:p>
          </table:table-cell>
          <table:table-cell office:value-type="string" table:style-name="ce1">
            <text:p>pic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2.67" table:style-name="ce1">
            <text:p>2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 Puerr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Catsu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2.67" table:style-name="ce1">
            <text:p>2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10.5" table:style-name="ce1">
            <text:p>10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o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Cats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llitos de Col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office:value-type="string" table:style-name="ce1">
            <text:p>Hervido y molido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taz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lamar</text:p>
          </table:table-cell>
          <table:table-cell office:value-type="string" table:style-name="ce1">
            <text:p>Hervido y molido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taz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izco</text:p>
          </table:table-cell>
          <table:table-cell office:value-type="string" table:style-name="ce1">
            <text:p>Hervido y molido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taz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unidad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frit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mino</text:p>
          </table:table-cell>
          <table:table-cell office:value-type="string" table:style-name="ce1">
            <text:p>molida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</text:p>
          </table:table-cell>
          <table:table-cell office:value-type="string" table:style-name="ce1">
            <text:p>Viejo y rallado o molido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scado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libr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libr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</text:p>
          </table:table-cell>
          <table:table-cell office:value-type="string" table:style-name="ce1">
            <text:p>Viejo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libr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ldo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Chic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o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picón de Pescado con papas en olla de presión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Salpicó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Puré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rluza</text:p>
          </table:table-cell>
          <table:table-cell office:value-type="string" table:style-name="ce1">
            <text:p>Hervid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z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jil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in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</text:p>
          </table:table-cell>
          <table:table-cell office:value-type="string" table:style-name="ce1">
            <text:p>Moli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lleta</text:p>
          </table:table-cell>
          <table:table-cell office:value-type="string" table:style-name="ce1">
            <text:p>Moli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5.33" table:style-name="ce1">
            <text:p>5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s de Merluza y Papas</text:p>
          </table:table-cell>
          <table:table-cell office:value-type="string" table:style-name="ce1">
            <text:p>Pescado</text:p>
          </table:table-cell>
          <table:table-cell office:value-type="string" table:style-name="ce1">
            <text:p>Tor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lo</text:p>
          </table:table-cell>
          <table:table-cell office:value-type="string" table:style-name="ce1">
            <text:p>cortado en cuartos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ente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ranja Agri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office:value-type="string" table:style-name="ce1">
            <text:p>sal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duro picad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pinillo</text:p>
          </table:table-cell>
          <table:table-cell office:value-type="string" table:style-name="ce1">
            <text:p>dulce, encurtido y pic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pio</text:p>
          </table:table-cell>
          <table:table-cell office:value-type="string" table:style-name="ce1">
            <text:p>picado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staza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cadito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ocadi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l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n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ña</text:p>
          </table:table-cell>
          <table:table-cell office:value-type="string" table:style-name="ce1">
            <text:p>Mel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Blanca Gr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o</text:p>
          </table:table-cell>
          <table:table-cell office:value-type="string" table:style-name="ce1">
            <text:p>Ver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o</text:p>
          </table:table-cell>
          <table:table-cell office:value-type="string" table:style-name="ce1">
            <text:p>Madu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ígado</text:p>
          </table:table-cell>
          <table:table-cell office:value-type="string" table:style-name="ce1">
            <text:p>de pol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ch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roch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lo</text:p>
          </table:table-cell>
          <table:table-cell office:value-type="string" table:style-name="ce1">
            <text:p>Asado en cacero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Moli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lleta</text:p>
          </table:table-cell>
          <table:table-cell office:value-type="string" table:style-name="ce1">
            <text:p>Moli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ca</text:p>
          </table:table-cell>
          <table:table-cell table:style-name="ce1"/>
          <table:table-cell office:value-type="string" table:style-name="ce1">
            <text:p>suficiente para freir</text:p>
          </table:table-cell>
          <table:table-cell table:style-name="ce1"/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quetas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oquet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ll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Dur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pio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string" table:style-name="ce1">
            <text:p>A gusto</text:p>
          </table:table-cell>
          <table:table-cell table:style-name="ce1"/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string" table:style-name="ce1">
            <text:p>A gusto</text:p>
          </table:table-cell>
          <table:table-cell table:style-name="ce1"/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Galli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Gallin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lo</text:p>
          </table:table-cell>
          <table:table-cell office:value-type="string" table:style-name="ce1">
            <text:p>Asado en cazue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Hervi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on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Picada</text:p>
          </table:table-cell>
          <table:table-cell office:value-type="float" office:value="0.33300000000000002" table:style-name="ce1">
            <text:p>0,333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i</text:p>
          </table:table-cell>
          <table:table-cell office:value-type="string" table:style-name="ce1">
            <text:p>Picado</text:p>
          </table:table-cell>
          <table:table-cell office:value-type="float" office:value="0.33300000000000002" table:style-name="ce1">
            <text:p>0,333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ino</text:p>
          </table:table-cell>
          <table:table-cell office:value-type="string" table:style-name="ce1">
            <text:p>Picado</text:p>
          </table:table-cell>
          <table:table-cell office:value-type="float" office:value="0.33300000000000002" table:style-name="ce1">
            <text:p>0,333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tit Pois</text:p>
          </table:table-cell>
          <table:table-cell table:style-name="ce1"/>
          <table:table-cell office:value-type="float" office:value="0.33300000000000002" table:style-name="ce1">
            <text:p>0,333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bichuela</text:p>
          </table:table-cell>
          <table:table-cell table:style-name="ce1"/>
          <table:table-cell office:value-type="float" office:value="0.33300000000000002" table:style-name="ce1">
            <text:p>0,333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pio</text:p>
          </table:table-cell>
          <table:table-cell office:value-type="string" table:style-name="ce1">
            <text:p>Picado</text:p>
          </table:table-cell>
          <table:table-cell office:value-type="float" office:value="0.33300000000000002" table:style-name="ce1">
            <text:p>0,333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Duro Pic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string" table:style-name="ce1">
            <text:p>A gusto</text:p>
          </table:table-cell>
          <table:table-cell table:style-name="ce1"/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string" table:style-name="ce1">
            <text:p>A gusto</text:p>
          </table:table-cell>
          <table:table-cell table:style-name="ce1"/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alada de Poll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Ensalad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lo</text:p>
          </table:table-cell>
          <table:table-cell office:value-type="string" table:style-name="ce1">
            <text:p>cortado en cuarto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iente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ranja Agri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office:value-type="string" table:style-name="ce1">
            <text:p>De Ensalada Gr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Gr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ic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0.33300000000000002" table:style-name="ce1">
            <text:p>0,333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Cortada en cuadrito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l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Pic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office:value-type="string" table:style-name="ce1">
            <text:p>Chic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ino</text:p>
          </table:table-cell>
          <table:table-cell office:value-type="string" table:style-name="ce1">
            <text:p>Picado</text:p>
          </table:table-cell>
          <table:table-cell office:value-type="string" table:style-name="ce1">
            <text:p>Similar cantidad</text:p>
          </table:table-cell>
          <table:table-cell office:value-type="string" table:style-name="ce1">
            <text:p>ceboll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oj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enj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office:value-type="float" office:value="4.125" table:style-name="ce1">
            <text:p>4,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icasé de Pollo con Berenjen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Fricasé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lo</text:p>
          </table:table-cell>
          <table:table-cell office:value-type="string" table:style-name="ce1">
            <text:p>cortado en pedazo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ó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Cats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33300000000000002" table:style-name="ce1">
            <text:p>0,333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on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Pic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office:value-type="string" table:style-name="ce1">
            <text:p>Derreti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u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Barbaco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Barbaco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Pic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í</text:p>
          </table:table-cell>
          <table:table-cell office:value-type="string" table:style-name="ce1">
            <text:p>Chic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ino</text:p>
          </table:table-cell>
          <table:table-cell office:value-type="string" table:style-name="ce1">
            <text:p>Picado</text:p>
          </table:table-cell>
          <table:table-cell office:value-type="string" table:style-name="ce1">
            <text:p>Similar cantidad</text:p>
          </table:table-cell>
          <table:table-cell office:value-type="string" table:style-name="ce1">
            <text:p>ceboll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o Seco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sa ch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oj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enj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bra</text:p>
          </table:table-cell>
          <table:table-cell office:value-type="float" office:value="4.125" table:style-name="ce1">
            <text:p>4,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llo</text:p>
          </table:table-cell>
          <table:table-cell office:value-type="string" table:style-name="ce1">
            <text:p>Sopa de Cre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omate</text:p>
          </table:table-cell>
          <table:table-cell office:value-type="string" table:style-name="ce1">
            <text:p>Sop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che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ema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llo</text:p>
          </table:table-cell>
          <table:table-cell office:value-type="string" table:style-name="ce1">
            <text:p>Masa cocina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uevo</text:p>
          </table:table-cell>
          <table:table-cell office:value-type="string" table:style-name="ce1">
            <text:p>Yem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ino Sec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uevo</text:p>
          </table:table-cell>
          <table:table-cell office:value-type="string" table:style-name="ce1">
            <text:p>Dur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an</text:p>
          </table:table-cell>
          <table:table-cell office:value-type="string" table:style-name="ce1">
            <text:p>Ruedas, Tostad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Crem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rem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llo</text:p>
          </table:table-cell>
          <table:table-cell office:value-type="string" table:style-name="ce1">
            <text:p>Mediano o Gr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Naranj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Naranj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ebo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Naranj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Naranj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j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iente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Naranj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Naranj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Naranj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Naranj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Naranj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Naranj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aranja</text:p>
          </table:table-cell>
          <table:table-cell office:value-type="string" table:style-name="ce1">
            <text:p>Dul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Naranj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Naranj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a Naranja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Naranj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oll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ibr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ceit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ntequill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imienta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uez</text:p>
          </table:table-cell>
          <table:table-cell office:value-type="string" table:style-name="ce1">
            <text:p>Moscada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rigo</text:p>
          </table:table-cell>
          <table:table-cell office:value-type="string" table:style-name="ce1">
            <text:p>Harin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ebolla</text:p>
          </table:table-cell>
          <table:table-cell office:value-type="string" table:style-name="ce1">
            <text:p>Pic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j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ente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ino Se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omate</text:p>
          </table:table-cell>
          <table:table-cell office:value-type="string" table:style-name="ce1">
            <text:p>Pu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erejil</text:p>
          </table:table-cell>
          <table:table-cell office:value-type="string" table:style-name="ce1">
            <text:p>Pic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uevo</text:p>
          </table:table-cell>
          <table:table-cell office:value-type="string" table:style-name="ce1">
            <text:p>Frit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an</text:p>
          </table:table-cell>
          <table:table-cell office:value-type="string" table:style-name="ce1">
            <text:p>Ruedas, Frit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nidad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llo a lo Mareng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Marengo</text:p>
          </table:table-cell>
          <table:table-cell table:number-columns-repeated="16375"/>
        </table:table-row>
        <table:table-row table:number-rows-repeated="104828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Root</meta:initial-creator>
    <dc:creator>José Gabriel Navarro Comabella</dc:creator>
    <meta:creation-date>2023-05-12T02:33:21Z</meta:creation-date>
    <dc:date>2023-05-17T01:39:48Z</dc:date>
    <meta:editing-cycles>9</meta:editing-cycles>
    <meta:editing-duration>PT2860S</meta:editing-duration>
  </office:meta>
</office:document-meta>
</file>